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Heading_20_3">
      <style:paragraph-properties fo:margin-left="0in" fo:margin-right="0in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3" style:family="paragraph" style:parent-style-name="Text_20_body" style:list-style-name="L1">
      <style:paragraph-properties fo:margin-left="0in" fo:margin-right="0in" fo:text-indent="0in" style:auto-text-indent="false"/>
    </style:style>
    <style:style style:name="P4" style:family="paragraph" style:parent-style-name="Text_20_body" style:list-style-name="L2">
      <style:paragraph-properties fo:margin-left="0in" fo:margin-right="0in" fo:text-indent="0in" style:auto-text-indent="false"/>
    </style:style>
    <style:style style:name="P5" style:family="paragraph" style:parent-style-name="Text_20_body" style:list-style-name="L2">
      <style:paragraph-properties fo:margin-left="0in" fo:margin-right="0in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6" style:family="paragraph" style:parent-style-name="Text_20_body" style:list-style-name="L3">
      <style:paragraph-properties fo:margin-left="0in" fo:margin-right="0in" fo:text-indent="0in" style:auto-text-indent="false"/>
    </style:style>
    <style:style style:name="P7" style:family="paragraph" style:parent-style-name="Text_20_body" style:list-style-name="L3">
      <style:paragraph-properties fo:margin-left="0in" fo:margin-right="0in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8" style:family="paragraph" style:parent-style-name="Text_20_body" style:list-style-name="L4">
      <style:paragraph-properties fo:margin-left="0in" fo:margin-right="0in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9" style:family="paragraph" style:parent-style-name="Text_20_body" style:list-style-name="L5">
      <style:paragraph-properties fo:margin-left="0in" fo:margin-right="0in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0" style:family="paragraph" style:parent-style-name="Heading_20_2">
      <style:paragraph-properties fo:margin-left="0in" fo:margin-right="0in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1" style:family="paragraph" style:parent-style-name="Text_20_body" style:list-style-name="L6">
      <style:paragraph-properties fo:margin-left="0in" fo:margin-right="0in" fo:text-indent="0in" style:auto-text-indent="false"/>
    </style:style>
    <style:style style:name="P12" style:family="paragraph" style:parent-style-name="Text_20_body" style:list-style-name="L6">
      <style:paragraph-properties fo:margin-left="0in" fo:margin-right="0in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3" style:family="paragraph" style:parent-style-name="Heading_20_4">
      <style:paragraph-properties fo:margin-left="0in" fo:margin-right="0in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4" style:family="paragraph" style:parent-style-name="Text_20_body" style:list-style-name="L7">
      <style:paragraph-properties fo:margin-left="0in" fo:margin-right="0in" fo:text-indent="0in" style:auto-text-indent="false"/>
    </style:style>
    <style:style style:name="P15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6" style:family="paragraph" style:parent-style-name="Text_20_body" style:list-style-name="L8">
      <style:paragraph-properties fo:margin-left="0in" fo:margin-right="0in" fo:text-indent="0in" style:auto-text-indent="false"/>
    </style:style>
    <style:style style:name="P17" style:family="paragraph" style:parent-style-name="Text_20_body" style:list-style-name="L9">
      <style:paragraph-properties fo:margin-left="0in" fo:margin-right="0in" fo:text-indent="0in" style:auto-text-indent="false"/>
    </style:style>
    <style:style style:name="P18" style:family="paragraph" style:parent-style-name="Text_20_body" style:list-style-name="L10">
      <style:paragraph-properties fo:margin-left="0in" fo:margin-right="0in" fo:text-indent="0in" style:auto-text-indent="false"/>
    </style:style>
    <style:style style:name="P19" style:family="paragraph" style:parent-style-name="Text_20_body" style:list-style-name="L11">
      <style:paragraph-properties fo:margin-left="0in" fo:margin-right="0in" fo:text-indent="0in" style:auto-text-indent="false"/>
    </style:style>
    <style:style style:name="P20" style:family="paragraph" style:parent-style-name="Text_20_body" style:list-style-name="L11">
      <style:paragraph-properties fo:margin-left="0in" fo:margin-right="0in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1" style:family="paragraph" style:parent-style-name="Text_20_body" style:list-style-name="L12">
      <style:paragraph-properties fo:margin-left="0in" fo:margin-right="0in" fo:text-indent="0in" style:auto-text-indent="false"/>
    </style:style>
    <style:style style:name="P22" style:family="paragraph" style:parent-style-name="Text_20_body" style:list-style-name="L12">
      <style:paragraph-properties fo:margin-left="0in" fo:margin-right="0in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3" style:family="paragraph" style:parent-style-name="Preformatted_20_Text">
      <style:paragraph-properties fo:margin-left="0in" fo:margin-right="0in" fo:text-indent="0in" style:auto-text-indent="false"/>
    </style:style>
    <style:style style:name="P24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25" style:family="paragraph" style:parent-style-name="Text_20_body" style:list-style-name="L13">
      <style:paragraph-properties fo:margin-left="0in" fo:margin-right="0in" fo:text-indent="0in" style:auto-text-indent="false"/>
    </style:style>
    <style:style style:name="P26" style:family="paragraph" style:parent-style-name="Text_20_body" style:list-style-name="L14">
      <style:paragraph-properties fo:margin-left="0in" fo:margin-right="0in" fo:text-indent="0in" style:auto-text-indent="false"/>
    </style:style>
    <style:style style:name="T1" style:family="text">
      <style:text-properties fo:font-variant="normal" fo:text-transform="none" fo:color="#000000" loext:opacity="100%" fo:letter-spacing="normal" fo:font-style="normal" fo:font-weight="normal"/>
    </style:style>
    <style:style style:name="T2" style:family="text">
      <style:text-properties fo:font-variant="normal" fo:text-transform="none" fo:color="#000000" loext:opacity="100%" fo:letter-spacing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4772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roduct requirements document (PRD)</text:h>
      <text:h text:style-name="P2" text:outline-level="3">1. Product overview</text:h>
      <text:list text:style-name="L1">
        <text:list-item>
          <text:p text:style-name="P3"><text:span text:style-name="Strong_20_Emphasis"><text:span text:style-name="T1">Name (working):</text:span></text:span><text:span text:style-name="T1"> Local Financial Vault</text:span></text:p>
        </text:list-item>
        <text:list-item>
          <text:p text:style-name="P3"><text:span text:style-name="Strong_20_Emphasis"><text:span text:style-name="T1">Type:</text:span></text:span><text:span text:style-name="T1"> Single‑page, offline web app (HTML/CSS/vanilla JS).</text:span></text:p>
        </text:list-item>
        <text:list-item>
          <text:p text:style-name="P3"><text:span text:style-name="Strong_20_Emphasis"><text:span text:style-name="T1">User:</text:span></text:span><text:span text:style-name="T1"> Single user (you).</text:span></text:p>
        </text:list-item>
        <text:list-item>
          <text:p text:style-name="P3"><text:span text:style-name="Strong_20_Emphasis"><text:span text:style-name="T1">Goal:</text:span></text:span><text:span text:style-name="T1"> Secure, encrypted, local hub for all financial accounts, assets, debts, and net worth visualization, with no external dependencies.</text:span></text:p>
        </text:list-item>
      </text:list>
      <text:h text:style-name="P2" text:outline-level="3">2. Objectives and success criteria</text:h>
      <text:list text:style-name="L2">
        <text:list-item>
          <text:p text:style-name="P4"><text:span text:style-name="Strong_20_Emphasis"><text:span text:style-name="T1">Objectives:</text:span></text:span></text:p>
          <text:list>
            <text:list-item>
              <text:p text:style-name="P5">Centralize sensitive financial data in one encrypted vault file.</text:p>
            </text:list-item>
            <text:list-item>
              <text:p text:style-name="P5">Provide fast search and structured views of all records.</text:p>
            </text:list-item>
            <text:list-item>
              <text:p text:style-name="P5">Show clear totals for assets, debts, and net worth.</text:p>
            </text:list-item>
            <text:list-item>
              <text:p text:style-name="P5">Visualize net worth over time and current financial posture.</text:p>
            </text:list-item>
          </text:list>
        </text:list-item>
        <text:list-item>
          <text:p text:style-name="P4"><text:span text:style-name="Strong_20_Emphasis"><text:span text:style-name="T1">Success criteria:</text:span></text:span></text:p>
          <text:list>
            <text:list-item>
              <text:p text:style-name="P5">User can create/open/save an encrypted vault file with a master password.</text:p>
            </text:list-item>
            <text:list-item>
              <text:p text:style-name="P5">User can add/edit/delete/duplicate entries in all categories.</text:p>
            </text:list-item>
            <text:list-item>
              <text:p text:style-name="P5">User can search across all data and filter by category.</text:p>
            </text:list-item>
            <text:list-item>
              <text:p text:style-name="P5">User can see total assets, total debts, and net worth.</text:p>
            </text:list-item>
            <text:list-item>
              <text:p text:style-name="P5">User can record snapshots and view net worth over time and assets vs debts graphs.</text:p>
            </text:list-item>
          </text:list>
        </text:list-item>
      </text:list>
      <text:h text:style-name="P2" text:outline-level="3">3. In‑scope features</text:h>
      <text:list text:style-name="L3">
        <text:list-item>
          <text:p text:style-name="P6"><text:span text:style-name="Strong_20_Emphasis"><text:span text:style-name="T1">Vault lifecycle:</text:span></text:span></text:p>
          <text:list>
            <text:list-item>
              <text:p text:style-name="P7">Create new vault with master password.</text:p>
            </text:list-item>
            <text:list-item>
              <text:p text:style-name="P7">Open existing encrypted vault file.</text:p>
            </text:list-item>
            <text:list-item>
              <text:p text:style-name="P7">Export current vault to encrypted file.</text:p>
            </text:list-item>
          </text:list>
        </text:list-item>
        <text:list-item>
          <text:p text:style-name="P6"><text:span text:style-name="Strong_20_Emphasis"><text:span text:style-name="T1">Data categories and standard fields:</text:span></text:span></text:p>
          <text:list>
            <text:list-item>
              <text:p text:style-name="P6"><text:span text:style-name="Strong_20_Emphasis"><text:span text:style-name="T1">Bank accounts:</text:span></text:span><text:span text:style-name="T1"> institution, account type, account number, routing number, balance, PIN, notes.</text:span></text:p>
            </text:list-item>
            <text:list-item>
              <text:p text:style-name="P6"><text:span text:style-name="Strong_20_Emphasis"><text:span text:style-name="T1">Credit cards:</text:span></text:span><text:span text:style-name="T1"> issuer, card number, expiration (month/year), CVV, credit limit (optional), notes.</text:span></text:p>
            </text:list-item>
            <text:list-item>
              <text:p text:style-name="P6"><text:soft-page-break/><text:span text:style-name="Strong_20_Emphasis"><text:span text:style-name="T1">Retirement accounts:</text:span></text:span><text:span text:style-name="T1"> institution, account type (401k, IRA, etc.), account number, current balance, notes.</text:span></text:p>
            </text:list-item>
            <text:list-item>
              <text:p text:style-name="P6"><text:span text:style-name="Strong_20_Emphasis"><text:span text:style-name="T1">Stocks:</text:span></text:span><text:span text:style-name="T1"> ticker, number of shares, purchase price (optional), current price (manual), notes.</text:span></text:p>
            </text:list-item>
            <text:list-item>
              <text:p text:style-name="P6"><text:span text:style-name="Strong_20_Emphasis"><text:span text:style-name="T1">Cryptocurrency:</text:span></text:span><text:span text:style-name="T1"> coin name, symbol, quantity, purchase price (optional), current price (manual), wallet label/address (optional), notes.</text:span></text:p>
            </text:list-item>
            <text:list-item>
              <text:p text:style-name="P6"><text:span text:style-name="Strong_20_Emphasis"><text:span text:style-name="T1">Other assets:</text:span></text:span><text:span text:style-name="T1"> category (vehicle, real estate, etc.), description, estimated value, notes.</text:span></text:p>
            </text:list-item>
            <text:list-item>
              <text:p text:style-name="P6"><text:span text:style-name="Strong_20_Emphasis"><text:span text:style-name="T1">Debts:</text:span></text:span><text:span text:style-name="T1"> type (loan, mortgage, etc.), lender, account number, balance, interest rate (optional), minimum payment (optional), notes.</text:span></text:p>
            </text:list-item>
          </text:list>
        </text:list-item>
        <text:list-item>
          <text:p text:style-name="P6"><text:span text:style-name="Strong_20_Emphasis"><text:span text:style-name="T1">Operations:</text:span></text:span></text:p>
          <text:list>
            <text:list-item>
              <text:p text:style-name="P7">Add, edit, delete, duplicate entries in each category.</text:p>
            </text:list-item>
            <text:list-item>
              <text:p text:style-name="P7">Global search across all fields, case‑insensitive, partial match.</text:p>
            </text:list-item>
            <text:list-item>
              <text:p text:style-name="P7">Filter by category.</text:p>
            </text:list-item>
          </text:list>
        </text:list-item>
        <text:list-item>
          <text:p text:style-name="P6"><text:span text:style-name="Strong_20_Emphasis"><text:span text:style-name="T1">Net worth and calculations:</text:span></text:span></text:p>
          <text:list>
            <text:list-item>
              <text:p text:style-name="P7">Total assets = sum of:</text:p>
              <text:list>
                <text:list-item>
                  <text:p text:style-name="P7">Bank balances</text:p>
                </text:list-item>
                <text:list-item>
                  <text:p text:style-name="P7">Retirement balances</text:p>
                </text:list-item>
                <text:list-item>
                  <text:p text:style-name="P7">Stocks (shares × current price)</text:p>
                </text:list-item>
                <text:list-item>
                  <text:p text:style-name="P7">Crypto (quantity × current price)</text:p>
                </text:list-item>
                <text:list-item>
                  <text:p text:style-name="P7">Other asset values</text:p>
                </text:list-item>
              </text:list>
            </text:list-item>
            <text:list-item>
              <text:p text:style-name="P7">Total debts = sum of debt balances.</text:p>
            </text:list-item>
            <text:list-item>
              <text:p text:style-name="P7">Net worth = total assets − total debts.</text:p>
            </text:list-item>
            <text:list-item>
              <text:p text:style-name="P7">Display totals in a summary panel.</text:p>
            </text:list-item>
          </text:list>
        </text:list-item>
        <text:list-item>
          <text:p text:style-name="P6"><text:span text:style-name="Strong_20_Emphasis"><text:span text:style-name="T1">Graphs:</text:span></text:span></text:p>
          <text:list>
            <text:list-item>
              <text:p text:style-name="P7">Net worth over time (line chart) using stored snapshots.</text:p>
            </text:list-item>
            <text:list-item>
              <text:p text:style-name="P7">Assets vs debts (bar or pie chart).</text:p>
            </text:list-item>
            <text:list-item>
              <text:p text:style-name="P7">Assets by category (bank, retirement, stocks, crypto, other) breakdown.</text:p>
            </text:list-item>
          </text:list>
        </text:list-item>
        <text:list-item>
          <text:p text:style-name="P6"><text:span text:style-name="Strong_20_Emphasis"><text:span text:style-name="T1">Snapshots:</text:span></text:span></text:p>
          <text:list>
            <text:list-item>
              <text:p text:style-name="P7">Manual “Record Snapshot” button stores timestamp + total assets + total debts + net worth.</text:p>
            </text:list-item>
          </text:list>
        </text:list-item>
      </text:list>
      <text:h text:style-name="P2" text:outline-level="3"><text:soft-page-break/>4. Out of scope</text:h>
      <text:list text:style-name="L4">
        <text:list-item>
          <text:p text:style-name="P8">Multi‑user support.</text:p>
        </text:list-item>
        <text:list-item>
          <text:p text:style-name="P8">Any cloud, server, or external API.</text:p>
        </text:list-item>
        <text:list-item>
          <text:p text:style-name="P8">Automatic market price updates.</text:p>
        </text:list-item>
        <text:list-item>
          <text:p text:style-name="P8">Mobile app packaging (beyond opening in a mobile browser).</text:p>
        </text:list-item>
      </text:list>
      <text:h text:style-name="P2" text:outline-level="3">5. Non‑functional (product level)</text:h>
      <text:list text:style-name="L5">
        <text:list-item>
          <text:p text:style-name="P9">Fully offline; no network calls.</text:p>
        </text:list-item>
        <text:list-item>
          <text:p text:style-name="P9">All persistent data encrypted; no plaintext vault on disk.</text:p>
        </text:list-item>
        <text:list-item>
          <text:p text:style-name="P9">Simple, tabbed, table‑based UI with dark mode.</text:p>
        </text:list-item>
        <text:list-item>
          <text:p text:style-name="P9">Works on modern Chrome, Firefox, Edge, Safari.</text:p>
        </text:list-item>
      </text:list>
      <text:h text:style-name="P10" text:outline-level="2">Software requirements specification (SRS)</text:h>
      <text:h text:style-name="P2" text:outline-level="3">1. System overview</text:h>
      <text:list text:style-name="L6">
        <text:list-item>
          <text:p text:style-name="P11"><text:span text:style-name="Strong_20_Emphasis"><text:span text:style-name="T1">Architecture:</text:span></text:span><text:span text:style-name="T1"> Single HTML file (or small set), CSS, vanilla JS.</text:span></text:p>
        </text:list-item>
        <text:list-item>
          <text:p text:style-name="P11"><text:span text:style-name="Strong_20_Emphasis"><text:span text:style-name="T1">Execution:</text:span></text:span><text:span text:style-name="T1"> Opened directly in browser (file://), no server.</text:span></text:p>
        </text:list-item>
        <text:list-item>
          <text:p text:style-name="P11"><text:span text:style-name="Strong_20_Emphasis"><text:span text:style-name="T1">Crypto model:</text:span></text:span><text:span text:style-name="T1"> Same as Arculus_Recovery:</text:span></text:p>
          <text:list>
            <text:list-item>
              <text:p text:style-name="P12">PBKDF2‑SHA256 (100k iterations) → 256‑bit key.</text:p>
            </text:list-item>
            <text:list-item>
              <text:p text:style-name="P12">AES‑GCM for encryption/decryption.</text:p>
            </text:list-item>
            <text:list-item>
              <text:p text:style-name="P12">Salt + IV + ciphertext stored together, base64‑encoded.</text:p>
            </text:list-item>
          </text:list>
        </text:list-item>
        <text:list-item>
          <text:p text:style-name="P11"><text:span text:style-name="Strong_20_Emphasis"><text:span text:style-name="T1">Data flow:</text:span></text:span></text:p>
          <text:list>
            <text:list-item>
              <text:p text:style-name="P12">In memory: JS objects/arrays hold all vault data and snapshots.</text:p>
            </text:list-item>
            <text:list-item>
              <text:p text:style-name="P12">Save: JSON → encrypt → base64 → downloaded file.</text:p>
            </text:list-item>
            <text:list-item>
              <text:p text:style-name="P12">Open: user selects file → base64 decode → decrypt → JSON → in‑memory structures.</text:p>
            </text:list-item>
          </text:list>
        </text:list-item>
      </text:list>
      <text:h text:style-name="P2" text:outline-level="3">2. Functional requirements</text:h>
      <text:h text:style-name="P13" text:outline-level="4">2.1 Vault management</text:h>
      <text:list text:style-name="L7">
        <text:list-item>
          <text:p text:style-name="P14"><text:span text:style-name="Strong_20_Emphasis"><text:span text:style-name="T1">FR‑1:</text:span></text:span><text:span text:style-name="T1"> Create new vault with master password (min 12 characters).</text:span></text:p>
        </text:list-item>
        <text:list-item>
          <text:p text:style-name="P14"><text:span text:style-name="Strong_20_Emphasis"><text:span text:style-name="T1">FR‑2:</text:span></text:span><text:span text:style-name="T1"> Derive key via PBKDF2‑SHA256 with random salt and fixed iteration count.</text:span></text:p>
        </text:list-item>
        <text:list-item>
          <text:p text:style-name="P14"><text:span text:style-name="Strong_20_Emphasis"><text:span text:style-name="T1">FR‑3:</text:span></text:span><text:span text:style-name="T1"> Encrypt JSON using AES‑GCM with random IV.</text:span></text:p>
        </text:list-item>
        <text:list-item>
          <text:p text:style-name="P14"><text:span text:style-name="Strong_20_Emphasis"><text:span text:style-name="T1">FR‑4:</text:span></text:span><text:span text:style-name="T1"> Export encrypted vault as downloadable file.</text:span></text:p>
        </text:list-item>
        <text:list-item>
          <text:p text:style-name="P14"><text:soft-page-break/><text:span text:style-name="Strong_20_Emphasis"><text:span text:style-name="T1">FR‑5:</text:span></text:span><text:span text:style-name="T1"> Import vault by selecting encrypted file and entering password.</text:span></text:p>
        </text:list-item>
        <text:list-item>
          <text:p text:style-name="P14"><text:span text:style-name="Strong_20_Emphasis"><text:span text:style-name="T1">FR‑6:</text:span></text:span><text:span text:style-name="T1"> On decryption failure, show generic error: “Unable to decrypt file. Check password or file integrity.”</text:span></text:p>
        </text:list-item>
        <text:list-item>
          <text:p text:style-name="P14"><text:span text:style-name="Strong_20_Emphasis"><text:span text:style-name="T1">FR‑7:</text:span></text:span><text:span text:style-name="T1"> Opening a vault replaces any current in‑memory data.</text:span></text:p>
        </text:list-item>
      </text:list>
      <text:h text:style-name="P13" text:outline-level="4">2.2 Data management</text:h>
      <text:p text:style-name="P15">For each category (bank, credit cards, retirement, stocks, crypto, other assets, debts):</text:p>
      <text:list text:style-name="L8">
        <text:list-item>
          <text:p text:style-name="P16"><text:span text:style-name="Strong_20_Emphasis"><text:span text:style-name="T1">FR‑8:</text:span></text:span><text:span text:style-name="T1"> Add new entry.</text:span></text:p>
        </text:list-item>
        <text:list-item>
          <text:p text:style-name="P16"><text:span text:style-name="Strong_20_Emphasis"><text:span text:style-name="T1">FR‑9:</text:span></text:span><text:span text:style-name="T1"> View entries in a table within its tab.</text:span></text:p>
        </text:list-item>
        <text:list-item>
          <text:p text:style-name="P16"><text:span text:style-name="Strong_20_Emphasis"><text:span text:style-name="T1">FR‑10:</text:span></text:span><text:span text:style-name="T1"> Edit existing entry.</text:span></text:p>
        </text:list-item>
        <text:list-item>
          <text:p text:style-name="P16"><text:span text:style-name="Strong_20_Emphasis"><text:span text:style-name="T1">FR‑11:</text:span></text:span><text:span text:style-name="T1"> Delete entry.</text:span></text:p>
        </text:list-item>
        <text:list-item>
          <text:p text:style-name="P16"><text:span text:style-name="Strong_20_Emphasis"><text:span text:style-name="T1">FR‑12:</text:span></text:span><text:span text:style-name="T1"> Duplicate entry (clone and allow editing).</text:span></text:p>
        </text:list-item>
      </text:list>
      <text:p text:style-name="P15">Standard fields as defined in the PRD are required; numeric fields must accept only numeric input where appropriate.</text:p>
      <text:h text:style-name="P13" text:outline-level="4">2.3 Search and filtering</text:h>
      <text:list text:style-name="L9">
        <text:list-item>
          <text:p text:style-name="P17"><text:span text:style-name="Strong_20_Emphasis"><text:span text:style-name="T1">FR‑13:</text:span></text:span><text:span text:style-name="T1"> Global search box filters entries across all categories.</text:span></text:p>
        </text:list-item>
        <text:list-item>
          <text:p text:style-name="P17"><text:span text:style-name="Strong_20_Emphasis"><text:span text:style-name="T1">FR‑14:</text:span></text:span><text:span text:style-name="T1"> Search is case‑insensitive and matches substrings in any text field.</text:span></text:p>
        </text:list-item>
        <text:list-item>
          <text:p text:style-name="P17"><text:span text:style-name="Strong_20_Emphasis"><text:span text:style-name="T1">FR‑15:</text:span></text:span><text:span text:style-name="T1"> Category filter allows showing only one category at a time.</text:span></text:p>
        </text:list-item>
      </text:list>
      <text:h text:style-name="P13" text:outline-level="4">2.4 Net worth and calculations</text:h>
      <text:list text:style-name="L10">
        <text:list-item>
          <text:p text:style-name="P18"><text:span text:style-name="Strong_20_Emphasis"><text:span text:style-name="T1">FR‑16:</text:span></text:span><text:span text:style-name="T1"> System computes total assets and total debts as defined in the PRD.</text:span></text:p>
        </text:list-item>
        <text:list-item>
          <text:p text:style-name="P18"><text:span text:style-name="Strong_20_Emphasis"><text:span text:style-name="T1">FR‑17:</text:span></text:span><text:span text:style-name="T1"> System computes net worth = total assets − total debts.</text:span></text:p>
        </text:list-item>
        <text:list-item>
          <text:p text:style-name="P18"><text:span text:style-name="Strong_20_Emphasis"><text:span text:style-name="T1">FR‑18:</text:span></text:span><text:span text:style-name="T1"> Summary panel displays total assets, total debts, and net worth.</text:span></text:p>
        </text:list-item>
      </text:list>
      <text:h text:style-name="P13" text:outline-level="4">2.5 Snapshots and graphs</text:h>
      <text:list text:style-name="L11">
        <text:list-item>
          <text:p text:style-name="P19"><text:span text:style-name="Strong_20_Emphasis"><text:span text:style-name="T1">FR‑19:</text:span></text:span><text:span text:style-name="T1"> “Record Snapshot” button stores:</text:span></text:p>
          <text:list>
            <text:list-item>
              <text:p text:style-name="P20">timestamp, totalAssets, totalDebts, netWorth.</text:p>
            </text:list-item>
          </text:list>
        </text:list-item>
        <text:list-item>
          <text:p text:style-name="P19"><text:span text:style-name="Strong_20_Emphasis"><text:span text:style-name="T1">FR‑20:</text:span></text:span><text:span text:style-name="T1"> Snapshots are stored in the same JSON structure and encrypted with the rest of the vault.</text:span></text:p>
        </text:list-item>
        <text:list-item>
          <text:p text:style-name="P19"><text:span text:style-name="Strong_20_Emphasis"><text:span text:style-name="T1">FR‑21:</text:span></text:span><text:span text:style-name="T1"> System renders:</text:span></text:p>
          <text:list>
            <text:list-item>
              <text:p text:style-name="P20">Line chart of net worth over time.</text:p>
            </text:list-item>
            <text:list-item>
              <text:p text:style-name="P20">Bar or pie chart of current assets vs debts.</text:p>
            </text:list-item>
            <text:list-item>
              <text:p text:style-name="P20">Chart of assets by category.</text:p>
            </text:list-item>
          </text:list>
        </text:list-item>
        <text:list-item>
          <text:p text:style-name="P19"><text:soft-page-break/><text:span text:style-name="Strong_20_Emphasis"><text:span text:style-name="T1">FR‑22:</text:span></text:span><text:span text:style-name="T1"> Charts are implemented using HTML canvas and custom JS (no external libraries).</text:span></text:p>
        </text:list-item>
      </text:list>
      <text:h text:style-name="P13" text:outline-level="4">2.6 Session and auto‑lock</text:h>
      <text:list text:style-name="L12">
        <text:list-item>
          <text:p text:style-name="P21"><text:span text:style-name="Strong_20_Emphasis"><text:span text:style-name="T1">FR‑23:</text:span></text:span><text:span text:style-name="T1"> After 10 minutes of inactivity, the app auto‑locks:</text:span></text:p>
          <text:list>
            <text:list-item>
              <text:p text:style-name="P22">Clears in‑memory data.</text:p>
            </text:list-item>
            <text:list-item>
              <text:p text:style-name="P22">Returns to “locked” screen requiring vault open again.</text:p>
            </text:list-item>
          </text:list>
        </text:list-item>
      </text:list>
      <text:h text:style-name="P2" text:outline-level="3">3. Data model</text:h>
      <text:p text:style-name="P15">Top‑level JSON (before encryption):</text:p>
      <text:p text:style-name="P15">json</text:p>
      <text:p text:style-name="P23"><text:span text:style-name="Source_20_Text"><text:span text:style-name="T1">{</text:span></text:span></text:p>
      <text:p text:style-name="P23"><text:span text:style-name="Source_20_Text"><text:span text:style-name="T2"><text:s text:c="2"/></text:span></text:span><text:span text:style-name="Source_20_Text"><text:span text:style-name="T1">"metadata": {</text:span></text:span></text:p>
      <text:p text:style-name="P23"><text:span text:style-name="Source_20_Text"><text:span text:style-name="T2"><text:s text:c="4"/></text:span></text:span><text:span text:style-name="Source_20_Text"><text:span text:style-name="T1">"version": "1.0",</text:span></text:span></text:p>
      <text:p text:style-name="P23"><text:span text:style-name="Source_20_Text"><text:span text:style-name="T2"><text:s text:c="4"/></text:span></text:span><text:span text:style-name="Source_20_Text"><text:span text:style-name="T1">"createdAt": "...",</text:span></text:span></text:p>
      <text:p text:style-name="P23"><text:span text:style-name="Source_20_Text"><text:span text:style-name="T2"><text:s text:c="4"/></text:span></text:span><text:span text:style-name="Source_20_Text"><text:span text:style-name="T1">"lastModifiedAt": "..."</text:span></text:span></text:p>
      <text:p text:style-name="P23"><text:span text:style-name="Source_20_Text"><text:span text:style-name="T2"><text:s text:c="2"/></text:span></text:span><text:span text:style-name="Source_20_Text"><text:span text:style-name="T1">},</text:span></text:span></text:p>
      <text:p text:style-name="P23"><text:span text:style-name="Source_20_Text"><text:span text:style-name="T2"><text:s text:c="2"/></text:span></text:span><text:span text:style-name="Source_20_Text"><text:span text:style-name="T1">"accounts": {</text:span></text:span></text:p>
      <text:p text:style-name="P23"><text:span text:style-name="Source_20_Text"><text:span text:style-name="T2"><text:s text:c="4"/></text:span></text:span><text:span text:style-name="Source_20_Text"><text:span text:style-name="T1">"bankAccounts": [ ... ],</text:span></text:span></text:p>
      <text:p text:style-name="P23"><text:span text:style-name="Source_20_Text"><text:span text:style-name="T2"><text:s text:c="4"/></text:span></text:span><text:span text:style-name="Source_20_Text"><text:span text:style-name="T1">"creditCards": [ ... ],</text:span></text:span></text:p>
      <text:p text:style-name="P23"><text:span text:style-name="Source_20_Text"><text:span text:style-name="T2"><text:s text:c="4"/></text:span></text:span><text:span text:style-name="Source_20_Text"><text:span text:style-name="T1">"retirementAccounts": [ ... ],</text:span></text:span></text:p>
      <text:p text:style-name="P23"><text:span text:style-name="Source_20_Text"><text:span text:style-name="T2"><text:s text:c="4"/></text:span></text:span><text:span text:style-name="Source_20_Text"><text:span text:style-name="T1">"stocks": [ ... ],</text:span></text:span></text:p>
      <text:p text:style-name="P23"><text:span text:style-name="Source_20_Text"><text:span text:style-name="T2"><text:s text:c="4"/></text:span></text:span><text:span text:style-name="Source_20_Text"><text:span text:style-name="T1">"crypto": [ ... ],</text:span></text:span></text:p>
      <text:p text:style-name="P23"><text:span text:style-name="Source_20_Text"><text:span text:style-name="T2"><text:s text:c="4"/></text:span></text:span><text:span text:style-name="Source_20_Text"><text:span text:style-name="T1">"otherAssets": [ ... ],</text:span></text:span></text:p>
      <text:p text:style-name="P23"><text:span text:style-name="Source_20_Text"><text:span text:style-name="T2"><text:s text:c="4"/></text:span></text:span><text:span text:style-name="Source_20_Text"><text:span text:style-name="T1">"debts": [ ... ]</text:span></text:span></text:p>
      <text:p text:style-name="P23"><text:span text:style-name="Source_20_Text"><text:span text:style-name="T2"><text:s text:c="2"/></text:span></text:span><text:span text:style-name="Source_20_Text"><text:span text:style-name="T1">},</text:span></text:span></text:p>
      <text:p text:style-name="P23"><text:span text:style-name="Source_20_Text"><text:span text:style-name="T2"><text:s text:c="2"/></text:span></text:span><text:span text:style-name="Source_20_Text"><text:span text:style-name="T1">"snapshots": [</text:span></text:span></text:p>
      <text:p text:style-name="P23"><text:span text:style-name="Source_20_Text"><text:span text:style-name="T2"><text:s text:c="4"/></text:span></text:span><text:span text:style-name="Source_20_Text"><text:span text:style-name="T1">{</text:span></text:span></text:p>
      <text:p text:style-name="P23"><text:span text:style-name="Source_20_Text"><text:span text:style-name="T2"><text:s text:c="6"/></text:span></text:span><text:span text:style-name="Source_20_Text"><text:span text:style-name="T1">"timestamp": "...",</text:span></text:span></text:p>
      <text:p text:style-name="P23"><text:span text:style-name="Source_20_Text"><text:span text:style-name="T2"><text:s text:c="6"/></text:span></text:span><text:span text:style-name="Source_20_Text"><text:span text:style-name="T1">"totalAssets": 0,</text:span></text:span></text:p>
      <text:p text:style-name="P23"><text:span text:style-name="Source_20_Text"><text:span text:style-name="T2"><text:s text:c="6"/></text:span></text:span><text:span text:style-name="Source_20_Text"><text:span text:style-name="T1">"totalDebts": 0,</text:span></text:span></text:p>
      <text:p text:style-name="P23"><text:span text:style-name="Source_20_Text"><text:span text:style-name="T2"><text:s text:c="6"/></text:span></text:span><text:span text:style-name="Source_20_Text"><text:span text:style-name="T1">"netWorth": 0</text:span></text:span></text:p>
      <text:p text:style-name="P23"><text:span text:style-name="Source_20_Text"><text:span text:style-name="T2"><text:s text:c="4"/></text:span></text:span><text:span text:style-name="Source_20_Text"><text:span text:style-name="T1">}</text:span></text:span></text:p>
      <text:p text:style-name="P23"><text:span text:style-name="Source_20_Text"><text:span text:style-name="T2"><text:s text:c="2"/></text:span></text:span><text:span text:style-name="Source_20_Text"><text:span text:style-name="T1">]</text:span></text:span></text:p>
      <text:p text:style-name="P24"><text:span text:style-name="Source_20_Text"><text:span text:style-name="T1">}</text:span></text:span></text:p>
      <text:h text:style-name="P2" text:outline-level="3">4. Security requirements</text:h>
      <text:list text:style-name="L13">
        <text:list-item>
          <text:p text:style-name="P25"><text:span text:style-name="Strong_20_Emphasis"><text:span text:style-name="T1">SR‑1:</text:span></text:span><text:span text:style-name="T1"> All persistent data must be stored only in encrypted form using AES‑GCM.</text:span></text:p>
        </text:list-item>
        <text:list-item>
          <text:p text:style-name="P25"><text:span text:style-name="Strong_20_Emphasis"><text:span text:style-name="T1">SR‑2:</text:span></text:span><text:span text:style-name="T1"> Keys derived via PBKDF2‑SHA256 with random salt and high iteration count.</text:span></text:p>
        </text:list-item>
        <text:list-item>
          <text:p text:style-name="P25"><text:span text:style-name="Strong_20_Emphasis"><text:span text:style-name="T1">SR‑3:</text:span></text:span><text:span text:style-name="T1"> Master password and derived key are never written to disk.</text:span></text:p>
        </text:list-item>
        <text:list-item>
          <text:p text:style-name="P25"><text:span text:style-name="Strong_20_Emphasis"><text:span text:style-name="T1">SR‑4:</text:span></text:span><text:span text:style-name="T1"> No network requests; no external scripts or CDNs.</text:span></text:p>
        </text:list-item>
        <text:list-item>
          <text:p text:style-name="P25"><text:span text:style-name="Strong_20_Emphasis"><text:span text:style-name="T1">SR‑5:</text:span></text:span><text:span text:style-name="T1"> In‑memory data cleared on lock, page close, or reload.</text:span></text:p>
        </text:list-item>
      </text:list>
      <text:h text:style-name="P2" text:outline-level="3"><text:soft-page-break/>5. Non‑functional requirements</text:h>
      <text:list text:style-name="L14">
        <text:list-item>
          <text:p text:style-name="P26"><text:span text:style-name="Strong_20_Emphasis"><text:span text:style-name="T1">NFR‑1:</text:span></text:span><text:span text:style-name="T1"> For up to a few thousand records, load/save/search/graph operations should complete within a few seconds on a modern desktop browser.</text:span></text:p>
        </text:list-item>
        <text:list-item>
          <text:p text:style-name="P26"><text:span text:style-name="Strong_20_Emphasis"><text:span text:style-name="T1">NFR‑2:</text:span></text:span><text:span text:style-name="T1"> Support latest Chrome, Firefox, Edge, Safari.</text:span></text:p>
        </text:list-item>
        <text:list-item>
          <text:p text:style-name="P26"><text:span text:style-name="Strong_20_Emphasis"><text:span text:style-name="T1">NFR‑3:</text:span></text:span><text:span text:style-name="T1"> UI: tabbed layout, table views, minimalist styling, dark mode.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6T14:30:34.167074000</meta:creation-date>
    <dc:date>2026-05-06T14:30:45.624887000</dc:date>
    <meta:editing-duration>PT11S</meta:editing-duration>
    <meta:editing-cycles>1</meta:editing-cycles>
    <meta:document-statistic meta:table-count="0" meta:image-count="0" meta:object-count="0" meta:page-count="6" meta:paragraph-count="148" meta:word-count="1073" meta:character-count="6629" meta:non-whitespace-character-count="5722"/>
    <meta:generator>LibreOffice/25.2.2.2$MacOSX_AARCH64 LibreOffice_project/7370d4be9e3cf6031a51beef54ff3bda878e3fac</meta:generator>
  </office:meta>
</office:document-meta>
</file>